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23c49" officeooo:paragraph-rsid="00123c49"/>
    </style:style>
    <style:style style:name="P2" style:family="paragraph" style:parent-style-name="Standard">
      <style:text-properties officeooo:rsid="00123c49" officeooo:paragraph-rsid="0016f42d"/>
    </style:style>
    <style:style style:name="P3" style:family="paragraph" style:parent-style-name="Standard">
      <style:text-properties officeooo:rsid="00123c49" officeooo:paragraph-rsid="00184a58"/>
    </style:style>
    <style:style style:name="P4" style:family="paragraph" style:parent-style-name="Standard">
      <style:text-properties officeooo:rsid="00184a58" officeooo:paragraph-rsid="00184a58"/>
    </style:style>
    <style:style style:name="T1" style:family="text">
      <style:text-properties officeooo:rsid="00140a3d"/>
    </style:style>
    <style:style style:name="T2" style:family="text">
      <style:text-properties officeooo:rsid="0016f42d"/>
    </style:style>
    <style:style style:name="T3" style:family="text">
      <style:text-properties officeooo:rsid="00184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2. &lt;11장. 1차원 배열&gt;</text:p>
      <text:p text:style-name="P1"/>
      <text:p text:style-name="P1">h3. 배열이란 무엇인가?</text:p>
      <text:p text:style-name="P1"/>
      <text:p text:style-name="P1">* 1차원 배열의 선언 및 초기화</text:p>
      <text:p text:style-name="P1">** 배열 : 변수 여러 개의 모임 </text:p>
      <text:p text:style-name="P1"/>
      <text:p text:style-name="P1">* 선언 방법</text:p>
      <text:p text:style-name="P1">!createarray.png!</text:p>
      <text:p text:style-name="P1"/>
      <text:p text:style-name="P1">* 배열 길이 : 변수 10개를 모아서 배열을 구성</text:p>
      <text:p text:style-name="P1">&gt; 길이 선언에는 반드시 상수 사용</text:p>
      <text:p text:style-name="P1">* 배열 요소 자료형 : 배열을 구성하는 요소의 자료형</text:p>
      <text:p text:style-name="P1">* 배열 이름 : 배열 요소에 접근할 때 쓸 이름</text:p>
      <text:p text:style-name="P1">&gt; 접근 방법 : 인덱스 활용</text:p>
      <text:p text:style-name="P1">&gt; 배열의 첫 번째 인덱스는 0으로 시작</text:p>
      <text:p text:style-name="P1">&gt; 인덱스를 활용하여 배열에 변수를 할당할 수 있다.</text:p>
      <text:p text:style-name="P1">!<text:span text:style-name="T1">arrayindex.png</text:span>! </text:p>
      <text:p text:style-name="P1"/>
      <text:p text:style-name="P1">* 배열 초기화</text:p>
      <text:p text:style-name="P1">!<text:span text:style-name="T1">arrayinit.png</text:span>!</text:p>
      <text:p text:style-name="P1"/>
      <text:p text:style-name="P1">* 배열을 이용한 문자열 변수의 표현</text:p>
      <text:p text:style-name="P1"/>
      <text:p text:style-name="P1">* 문자열은 그 자체로서 상수</text:p>
      <text:p text:style-name="P1">** 이유 : 1. 이름이 없다. </text:p>
      <text:p text:style-name="P1"><text:tab/> <text:s text:c="2"/>2. 문자열의 내용 변경이 불가능하다.</text:p>
      <text:p text:style-name="P2">* 문자열을 배열로 처리</text:p>
      <text:p text:style-name="P2">** 문자열 내용 변경 가능</text:p>
      <text:p text:style-name="P1">** 배열 설정 시 문자열의 길이 +1로 길이 선언이 필요하다</text:p>
      <text:p text:style-name="P1">** 문자열의 끝에는 *<text:span text:style-name="T2">null 문자*가 자동 삽입</text:span></text:p>
      <text:p text:style-name="P1">&gt; 널 문자가 없다면, 컴퓨터는 문자열과 필요치 않은 값을 구분해내지 못한다.</text:p>
      <text:p text:style-name="P1">&gt; 문자 *‘\0’*이 해당, 아스키 코드값 *()*에 해당</text:p>
      <text:p text:style-name="P1">* <text:span text:style-name="T3">ex) char array[] = {‘a’, ‘b’, ‘c’} 로 선언된다면 *배열*,</text:span></text:p>
      <text:p text:style-name="P3"><text:s text:c="10"/><text:span text:style-name="T3">char array[] = {‘a’, ‘b’, ‘c’, ‘\0’} 으로 선언이 된다면 *문자열*이 된다.</text:span></text:p>
      <text:p text:style-name="P3">* <text:span text:style-name="T3">scanf 함수를 이용하여 문자열을 입력받고자 할 때는</text:span></text:p>
      <text:p text:style-name="P3"><text:span text:style-name="T3">** <text:s/>미리 문자열을 저장하기 위한 배열 선언 필요</text:span></text:p>
      <text:p text:style-name="P3">!<text:span text:style-name="T3">scanfstr.png</text:span>!</text:p>
      <text:p text:style-name="P4">&gt; 특이사항 : 문자열을 입력받을 때는 전달 인자에 &amp;를 붙이지 않는다!!</text:p>
      <text:p text:style-name="P1">&gt; 공백을 기준으로 데이터의 수를 결정 : 문자열의 개수도 마찬가지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4:20:12.201113553</meta:creation-date>
    <dc:date>2020-05-26T15:13:09.372282447</dc:date>
    <meta:editing-duration>PT1M16S</meta:editing-duration>
    <meta:editing-cycles>1</meta:editing-cycles>
    <meta:document-statistic meta:table-count="0" meta:image-count="0" meta:object-count="0" meta:page-count="1" meta:paragraph-count="33" meta:word-count="487" meta:character-count="821" meta:non-whitespace-character-count="623"/>
    <meta:generator>LibreOffice/6.0.7.3$Linux_X86_64 LibreOffice_project/00m0$Build-3</meta:generator>
  </office:meta>
</office:document-meta>
</file>